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istics" table:style-name="ta1">
        <table:shapes>
          <draw:frame draw:z-index="0" draw:style-name="gr1" draw:text-style-name="P1" svg:width="453.51pt" svg:height="255.09pt" svg:x="717.02pt" svg:y="20.64pt">
            <loext:p draw:notify-on-update-of-ranges="statistics.A1:statistics.A2 statistics.A3:statistics.A52 statistics.B2:statistics.B2 statistics.B3:statistics.B52 statistics.C2:statistics.C2 statistics.C3:statistics.C52 statistics.D2:statistics.D2 statistics.D3:statistics.D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9.4pt" svg:y="298.66pt">
            <loext:p draw:notify-on-update-of-ranges="statistics.A2:statistics.A2 statistics.A3:statistics.A52 statistics.E2:statistics.E2 statistics.E3:statistics.E52 statistics.G2:statistics.G2 statistics.G3:statistics.G52 statistics.F2:statistics.F2 statistics.F3:statistics.F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21.96pt" svg:y="597.32pt">
            <loext:p draw:notify-on-update-of-ranges="statistics.A2:statistics.A2 statistics.A3:statistics.A52 statistics.H2:statistics.H2 statistics.H3:statistics.H52 statistics.I2:statistics.I2 statistics.I3:statistics.I52 statistics.J2:statistics.J2 statistics.J3:statistics.J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 table:number-columns-spanned="3" table:number-rows-spanned="1">
            <text:p>Best ti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mmon ti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Worst tim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Flagged bubble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Flagged bubble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Flagged bubble s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16751" calcext:value-type="float">
            <text:p>0.016751</text:p>
          </table:table-cell>
          <table:table-cell office:value-type="float" office:value="0.013592" calcext:value-type="float">
            <text:p>0.0135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20304" calcext:value-type="float">
            <text:p>0.02030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34703" calcext:value-type="float">
            <text:p>0.034703</text:p>
          </table:table-cell>
          <table:table-cell office:value-type="float" office:value="0.034935" calcext:value-type="float">
            <text:p>0.03493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37759" calcext:value-type="float">
            <text:p>0.037759</text:p>
          </table:table-cell>
          <table:table-cell office:value-type="float" office:value="0.030708" calcext:value-type="float">
            <text:p>0.0307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35779" calcext:value-type="float">
            <text:p>0.03577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63563" calcext:value-type="float">
            <text:p>0.063563</text:p>
          </table:table-cell>
          <table:table-cell office:value-type="float" office:value="0.064291" calcext:value-type="float">
            <text:p>0.064291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67163" calcext:value-type="float">
            <text:p>0.067163</text:p>
          </table:table-cell>
          <table:table-cell office:value-type="float" office:value="0.054431" calcext:value-type="float">
            <text:p>0.0544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56006" calcext:value-type="float">
            <text:p>0.05600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106244" calcext:value-type="float">
            <text:p>0.106244</text:p>
          </table:table-cell>
          <table:table-cell office:value-type="float" office:value="0.107052" calcext:value-type="float">
            <text:p>0.107052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105723" calcext:value-type="float">
            <text:p>0.105723</text:p>
          </table:table-cell>
          <table:table-cell office:value-type="float" office:value="0.086836" calcext:value-type="float">
            <text:p>0.08683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84677" calcext:value-type="float">
            <text:p>0.08467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161572" calcext:value-type="float">
            <text:p>0.161572</text:p>
          </table:table-cell>
          <table:table-cell office:value-type="float" office:value="0.159599" calcext:value-type="float">
            <text:p>0.15959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122625" calcext:value-type="float">
            <text:p>0.122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110774" calcext:value-type="float">
            <text:p>0.11077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227711" calcext:value-type="float">
            <text:p>0.227711</text:p>
          </table:table-cell>
          <table:table-cell office:value-type="float" office:value="0.230634" calcext:value-type="float">
            <text:p>0.230634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206107" calcext:value-type="float">
            <text:p>0.206107</text:p>
          </table:table-cell>
          <table:table-cell office:value-type="float" office:value="0.166394" calcext:value-type="float">
            <text:p>0.16639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144023" calcext:value-type="float">
            <text:p>0.14402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0.300677" calcext:value-type="float">
            <text:p>0.300677</text:p>
          </table:table-cell>
          <table:table-cell office:value-type="float" office:value="0.305487" calcext:value-type="float">
            <text:p>0.305487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268589" calcext:value-type="float">
            <text:p>0.268589</text:p>
          </table:table-cell>
          <table:table-cell office:value-type="float" office:value="0.217048" calcext:value-type="float">
            <text:p>0.2170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182095" calcext:value-type="float">
            <text:p>0.18209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385578" calcext:value-type="float">
            <text:p>0.385578</text:p>
          </table:table-cell>
          <table:table-cell office:value-type="float" office:value="0.391041" calcext:value-type="float">
            <text:p>0.391041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40598" calcext:value-type="float">
            <text:p>0.340598</text:p>
          </table:table-cell>
          <table:table-cell office:value-type="float" office:value="0.274724" calcext:value-type="float">
            <text:p>0.2747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224702" calcext:value-type="float">
            <text:p>0.22470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487221" calcext:value-type="float">
            <text:p>0.487221</text:p>
          </table:table-cell>
          <table:table-cell office:value-type="float" office:value="0.49602" calcext:value-type="float">
            <text:p>0.49602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426628" calcext:value-type="float">
            <text:p>0.426628</text:p>
          </table:table-cell>
          <table:table-cell office:value-type="float" office:value="0.339193" calcext:value-type="float">
            <text:p>0.33919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270727" calcext:value-type="float">
            <text:p>0.270727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592436" calcext:value-type="float">
            <text:p>0.592436</text:p>
          </table:table-cell>
          <table:table-cell office:value-type="float" office:value="0.602797" calcext:value-type="float">
            <text:p>0.60279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50843" calcext:value-type="float">
            <text:p>0.50843</text:p>
          </table:table-cell>
          <table:table-cell office:value-type="float" office:value="0.411083" calcext:value-type="float">
            <text:p>0.41108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322223" calcext:value-type="float">
            <text:p>0.32222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.721545" calcext:value-type="float">
            <text:p>0.721545</text:p>
          </table:table-cell>
          <table:table-cell office:value-type="float" office:value="0.727909" calcext:value-type="float">
            <text:p>0.727909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607223" calcext:value-type="float">
            <text:p>0.607223</text:p>
          </table:table-cell>
          <table:table-cell office:value-type="float" office:value="0.489777" calcext:value-type="float">
            <text:p>0.48977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378445" calcext:value-type="float">
            <text:p>0.378445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846601" calcext:value-type="float">
            <text:p>0.846601</text:p>
          </table:table-cell>
          <table:table-cell office:value-type="float" office:value="0.864297" calcext:value-type="float">
            <text:p>0.864297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713077" calcext:value-type="float">
            <text:p>0.713077</text:p>
          </table:table-cell>
          <table:table-cell office:value-type="float" office:value="0.576046" calcext:value-type="float">
            <text:p>0.57604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438636" calcext:value-type="float">
            <text:p>0.43863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1.010824" calcext:value-type="float">
            <text:p>1.010824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828301" calcext:value-type="float">
            <text:p>0.828301</text:p>
          </table:table-cell>
          <table:table-cell office:value-type="float" office:value="0.671808" calcext:value-type="float">
            <text:p>0.67180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503547" calcext:value-type="float">
            <text:p>0.50354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1.145322" calcext:value-type="float">
            <text:p>1.145322</text:p>
          </table:table-cell>
          <table:table-cell office:value-type="float" office:value="1.166523" calcext:value-type="float">
            <text:p>1.166523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949916" calcext:value-type="float">
            <text:p>0.949916</text:p>
          </table:table-cell>
          <table:table-cell office:value-type="float" office:value="0.767992" calcext:value-type="float">
            <text:p>0.76799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77444" calcext:value-type="float">
            <text:p>0.577444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1.306651" calcext:value-type="float">
            <text:p>1.306651</text:p>
          </table:table-cell>
          <table:table-cell office:value-type="float" office:value="1.333172" calcext:value-type="float">
            <text:p>1.333172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1.087562" calcext:value-type="float">
            <text:p>1.087562</text:p>
          </table:table-cell>
          <table:table-cell office:value-type="float" office:value="0.900411" calcext:value-type="float">
            <text:p>0.90041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649388" calcext:value-type="float">
            <text:p>0.64938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1.488106" calcext:value-type="float">
            <text:p>1.488106</text:p>
          </table:table-cell>
          <table:table-cell office:value-type="float" office:value="1.518454" calcext:value-type="float">
            <text:p>1.518454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1.214121" calcext:value-type="float">
            <text:p>1.214121</text:p>
          </table:table-cell>
          <table:table-cell office:value-type="float" office:value="0.983046" calcext:value-type="float">
            <text:p>0.98304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1843" calcext:value-type="float">
            <text:p>0.001843</text:p>
          </table:table-cell>
          <table:table-cell office:value-type="float" office:value="0.729212" calcext:value-type="float">
            <text:p>0.72921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1.665149" calcext:value-type="float">
            <text:p>1.665149</text:p>
          </table:table-cell>
          <table:table-cell office:value-type="float" office:value="1.692946" calcext:value-type="float">
            <text:p>1.692946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1.372696" calcext:value-type="float">
            <text:p>1.372696</text:p>
          </table:table-cell>
          <table:table-cell office:value-type="float" office:value="1.11072" calcext:value-type="float">
            <text:p>1.110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808894" calcext:value-type="float">
            <text:p>0.808894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1.878277" calcext:value-type="float">
            <text:p>1.878277</text:p>
          </table:table-cell>
          <table:table-cell office:value-type="float" office:value="1.912655" calcext:value-type="float">
            <text:p>1.912655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1.541808" calcext:value-type="float">
            <text:p>1.541808</text:p>
          </table:table-cell>
          <table:table-cell office:value-type="float" office:value="1.238768" calcext:value-type="float">
            <text:p>1.2387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90967" calcext:value-type="float">
            <text:p>0.90967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2.084826" calcext:value-type="float">
            <text:p>2.084826</text:p>
          </table:table-cell>
          <table:table-cell office:value-type="float" office:value="2.128715" calcext:value-type="float">
            <text:p>2.128715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1.706299" calcext:value-type="float">
            <text:p>1.706299</text:p>
          </table:table-cell>
          <table:table-cell office:value-type="float" office:value="1.373847" calcext:value-type="float">
            <text:p>1.37384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1.004242" calcext:value-type="float">
            <text:p>1.004242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2.311683" calcext:value-type="float">
            <text:p>2.311683</text:p>
          </table:table-cell>
          <table:table-cell office:value-type="float" office:value="2.367501" calcext:value-type="float">
            <text:p>2.367501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1.876403" calcext:value-type="float">
            <text:p>1.876403</text:p>
          </table:table-cell>
          <table:table-cell office:value-type="float" office:value="1.522303" calcext:value-type="float">
            <text:p>1.52230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1.099715" calcext:value-type="float">
            <text:p>1.09971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2.53616" calcext:value-type="float">
            <text:p>2.53616</text:p>
          </table:table-cell>
          <table:table-cell office:value-type="float" office:value="2.623441" calcext:value-type="float">
            <text:p>2.623441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2.03763" calcext:value-type="float">
            <text:p>2.03763</text:p>
          </table:table-cell>
          <table:table-cell office:value-type="float" office:value="1.645603" calcext:value-type="float">
            <text:p>1.64560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1.184713" calcext:value-type="float">
            <text:p>1.18471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2.769388" calcext:value-type="float">
            <text:p>2.769388</text:p>
          </table:table-cell>
          <table:table-cell office:value-type="float" office:value="2.823215" calcext:value-type="float">
            <text:p>2.823215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2.22191" calcext:value-type="float">
            <text:p>2.22191</text:p>
          </table:table-cell>
          <table:table-cell office:value-type="float" office:value="1.797036" calcext:value-type="float">
            <text:p>1.79703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1.287959" calcext:value-type="float">
            <text:p>1.28795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4681" calcext:value-type="float">
            <text:p>0.004681</text:p>
          </table:table-cell>
          <table:table-cell office:value-type="float" office:value="2.999945" calcext:value-type="float">
            <text:p>2.999945</text:p>
          </table:table-cell>
          <table:table-cell office:value-type="float" office:value="3.074567" calcext:value-type="float">
            <text:p>3.074567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2.439179" calcext:value-type="float">
            <text:p>2.439179</text:p>
          </table:table-cell>
          <table:table-cell office:value-type="float" office:value="1.990128" calcext:value-type="float">
            <text:p>1.99012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1.401323" calcext:value-type="float">
            <text:p>1.40132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4906" calcext:value-type="float">
            <text:p>0.004906</text:p>
          </table:table-cell>
          <table:table-cell office:value-type="float" office:value="3.276674" calcext:value-type="float">
            <text:p>3.276674</text:p>
          </table:table-cell>
          <table:table-cell office:value-type="float" office:value="3.342791" calcext:value-type="float">
            <text:p>3.342791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2.677728" calcext:value-type="float">
            <text:p>2.677728</text:p>
          </table:table-cell>
          <table:table-cell office:value-type="float" office:value="2.139734" calcext:value-type="float">
            <text:p>2.13973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1.526917" calcext:value-type="float">
            <text:p>1.5269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3.578168" calcext:value-type="float">
            <text:p>3.578168</text:p>
          </table:table-cell>
          <table:table-cell office:value-type="float" office:value="3.643374" calcext:value-type="float">
            <text:p>3.643374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2.892" calcext:value-type="float">
            <text:p>2.892</text:p>
          </table:table-cell>
          <table:table-cell office:value-type="float" office:value="2.313282" calcext:value-type="float">
            <text:p>2.31328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1.644772" calcext:value-type="float">
            <text:p>1.64477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5317" calcext:value-type="float">
            <text:p>0.005317</text:p>
          </table:table-cell>
          <table:table-cell office:value-type="float" office:value="3.863106" calcext:value-type="float">
            <text:p>3.863106</text:p>
          </table:table-cell>
          <table:table-cell office:value-type="float" office:value="3.919382" calcext:value-type="float">
            <text:p>3.919382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3.112359" calcext:value-type="float">
            <text:p>3.112359</text:p>
          </table:table-cell>
          <table:table-cell office:value-type="float" office:value="2.509366" calcext:value-type="float">
            <text:p>2.50936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1.769177" calcext:value-type="float">
            <text:p>1.76917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5503" calcext:value-type="float">
            <text:p>0.005503</text:p>
          </table:table-cell>
          <table:table-cell office:value-type="float" office:value="4.16156" calcext:value-type="float">
            <text:p>4.16156</text:p>
          </table:table-cell>
          <table:table-cell office:value-type="float" office:value="4.279504" calcext:value-type="float">
            <text:p>4.279504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3.343899" calcext:value-type="float">
            <text:p>3.343899</text:p>
          </table:table-cell>
          <table:table-cell office:value-type="float" office:value="2.683897" calcext:value-type="float">
            <text:p>2.68389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1.912695" calcext:value-type="float">
            <text:p>1.91269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4.456695" calcext:value-type="float">
            <text:p>4.456695</text:p>
          </table:table-cell>
          <table:table-cell office:value-type="float" office:value="4.551687" calcext:value-type="float">
            <text:p>4.551687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3.620263" calcext:value-type="float">
            <text:p>3.620263</text:p>
          </table:table-cell>
          <table:table-cell office:value-type="float" office:value="2.880175" calcext:value-type="float">
            <text:p>2.8801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2.031718" calcext:value-type="float">
            <text:p>2.03171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4.817999" calcext:value-type="float">
            <text:p>4.817999</text:p>
          </table:table-cell>
          <table:table-cell office:value-type="float" office:value="4.906144" calcext:value-type="float">
            <text:p>4.906144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3.931444" calcext:value-type="float">
            <text:p>3.931444</text:p>
          </table:table-cell>
          <table:table-cell office:value-type="float" office:value="3.114337" calcext:value-type="float">
            <text:p>3.11433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2.16499" calcext:value-type="float">
            <text:p>2.1649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6176" calcext:value-type="float">
            <text:p>0.006176</text:p>
          </table:table-cell>
          <table:table-cell office:value-type="float" office:value="5.106767" calcext:value-type="float">
            <text:p>5.106767</text:p>
          </table:table-cell>
          <table:table-cell office:value-type="float" office:value="5.239294" calcext:value-type="float">
            <text:p>5.239294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4.129335" calcext:value-type="float">
            <text:p>4.129335</text:p>
          </table:table-cell>
          <table:table-cell office:value-type="float" office:value="3.302136" calcext:value-type="float">
            <text:p>3.30213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2.294148" calcext:value-type="float">
            <text:p>2.29414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5.449196" calcext:value-type="float">
            <text:p>5.449196</text:p>
          </table:table-cell>
          <table:table-cell office:value-type="float" office:value="5.553657" calcext:value-type="float">
            <text:p>5.553657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4.324072" calcext:value-type="float">
            <text:p>4.324072</text:p>
          </table:table-cell>
          <table:table-cell office:value-type="float" office:value="3.481426" calcext:value-type="float">
            <text:p>3.48142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2.434747" calcext:value-type="float">
            <text:p>2.434747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66" calcext:value-type="float">
            <text:p>0.0066</text:p>
          </table:table-cell>
          <table:table-cell office:value-type="float" office:value="5.772966" calcext:value-type="float">
            <text:p>5.772966</text:p>
          </table:table-cell>
          <table:table-cell office:value-type="float" office:value="5.899141" calcext:value-type="float">
            <text:p>5.899141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4.593543" calcext:value-type="float">
            <text:p>4.593543</text:p>
          </table:table-cell>
          <table:table-cell office:value-type="float" office:value="3.703514" calcext:value-type="float">
            <text:p>3.70351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2.598942" calcext:value-type="float">
            <text:p>2.59894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6.146273" calcext:value-type="float">
            <text:p>6.146273</text:p>
          </table:table-cell>
          <table:table-cell office:value-type="float" office:value="6.266996" calcext:value-type="float">
            <text:p>6.266996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4.857097" calcext:value-type="float">
            <text:p>4.857097</text:p>
          </table:table-cell>
          <table:table-cell office:value-type="float" office:value="3.973974" calcext:value-type="float">
            <text:p>3.97397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2.759084" calcext:value-type="float">
            <text:p>2.759084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7007" calcext:value-type="float">
            <text:p>0.007007</text:p>
          </table:table-cell>
          <table:table-cell office:value-type="float" office:value="6.618772" calcext:value-type="float">
            <text:p>6.618772</text:p>
          </table:table-cell>
          <table:table-cell office:value-type="float" office:value="6.998094" calcext:value-type="float">
            <text:p>6.998094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6.827837" calcext:value-type="float">
            <text:p>6.827837</text:p>
          </table:table-cell>
          <table:table-cell office:value-type="float" office:value="4.969997" calcext:value-type="float">
            <text:p>4.96999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3.506766" calcext:value-type="float">
            <text:p>3.50676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7893" calcext:value-type="float">
            <text:p>0.007893</text:p>
          </table:table-cell>
          <table:table-cell office:value-type="float" office:value="7.167429" calcext:value-type="float">
            <text:p>7.167429</text:p>
          </table:table-cell>
          <table:table-cell office:value-type="float" office:value="7.103906" calcext:value-type="float">
            <text:p>7.103906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5.573006" calcext:value-type="float">
            <text:p>5.573006</text:p>
          </table:table-cell>
          <table:table-cell office:value-type="float" office:value="4.419009" calcext:value-type="float">
            <text:p>4.419009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3.078014" calcext:value-type="float">
            <text:p>3.07801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7.337721" calcext:value-type="float">
            <text:p>7.337721</text:p>
          </table:table-cell>
          <table:table-cell office:value-type="float" office:value="7.501199" calcext:value-type="float">
            <text:p>7.501199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5.862208" calcext:value-type="float">
            <text:p>5.862208</text:p>
          </table:table-cell>
          <table:table-cell office:value-type="float" office:value="4.684444" calcext:value-type="float">
            <text:p>4.68444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3.240677" calcext:value-type="float">
            <text:p>3.24067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7583" calcext:value-type="float">
            <text:p>0.007583</text:p>
          </table:table-cell>
          <table:table-cell office:value-type="float" office:value="7.724112" calcext:value-type="float">
            <text:p>7.724112</text:p>
          </table:table-cell>
          <table:table-cell office:value-type="float" office:value="7.914362" calcext:value-type="float">
            <text:p>7.914362</text:p>
          </table:table-cell>
          <table:table-cell office:value-type="float" office:value="0.004181" calcext:value-type="float">
            <text:p>0.004181</text:p>
          </table:table-cell>
          <table:table-cell office:value-type="float" office:value="6.113566" calcext:value-type="float">
            <text:p>6.113566</text:p>
          </table:table-cell>
          <table:table-cell office:value-type="float" office:value="4.930073" calcext:value-type="float">
            <text:p>4.93007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3.415596" calcext:value-type="float">
            <text:p>3.415596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8.152361" calcext:value-type="float">
            <text:p>8.152361</text:p>
          </table:table-cell>
          <table:table-cell office:value-type="float" office:value="8.302298" calcext:value-type="float">
            <text:p>8.302298</text:p>
          </table:table-cell>
          <table:table-cell office:value-type="float" office:value="0.004283" calcext:value-type="float">
            <text:p>0.004283</text:p>
          </table:table-cell>
          <table:table-cell office:value-type="float" office:value="6.434502" calcext:value-type="float">
            <text:p>6.434502</text:p>
          </table:table-cell>
          <table:table-cell office:value-type="float" office:value="6.07008" calcext:value-type="float">
            <text:p>6.070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3.631591" calcext:value-type="float">
            <text:p>3.631591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7966" calcext:value-type="float">
            <text:p>0.007966</text:p>
          </table:table-cell>
          <table:table-cell office:value-type="float" office:value="8.551498" calcext:value-type="float">
            <text:p>8.551498</text:p>
          </table:table-cell>
          <table:table-cell office:value-type="float" office:value="8.739087" calcext:value-type="float">
            <text:p>8.739087</text:p>
          </table:table-cell>
          <table:table-cell office:value-type="float" office:value="0.004716" calcext:value-type="float">
            <text:p>0.004716</text:p>
          </table:table-cell>
          <table:table-cell office:value-type="float" office:value="6.805456" calcext:value-type="float">
            <text:p>6.805456</text:p>
          </table:table-cell>
          <table:table-cell office:value-type="float" office:value="5.525245" calcext:value-type="float">
            <text:p>5.52524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4504" calcext:value-type="float">
            <text:p>0.004504</text:p>
          </table:table-cell>
          <table:table-cell office:value-type="float" office:value="3.823459" calcext:value-type="float">
            <text:p>3.82345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8185" calcext:value-type="float">
            <text:p>0.008185</text:p>
          </table:table-cell>
          <table:table-cell office:value-type="float" office:value="9.102684" calcext:value-type="float">
            <text:p>9.102684</text:p>
          </table:table-cell>
          <table:table-cell office:value-type="float" office:value="9.236264" calcext:value-type="float">
            <text:p>9.236264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7.159821" calcext:value-type="float">
            <text:p>7.159821</text:p>
          </table:table-cell>
          <table:table-cell office:value-type="float" office:value="5.732442" calcext:value-type="float">
            <text:p>5.73244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3.977532" calcext:value-type="float">
            <text:p>3.977532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9.483344" calcext:value-type="float">
            <text:p>9.483344</text:p>
          </table:table-cell>
          <table:table-cell office:value-type="float" office:value="9.667302" calcext:value-type="float">
            <text:p>9.667302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7.49012" calcext:value-type="float">
            <text:p>7.49012</text:p>
          </table:table-cell>
          <table:table-cell office:value-type="float" office:value="6.040259" calcext:value-type="float">
            <text:p>6.040259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4.154098" calcext:value-type="float">
            <text:p>4.15409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9.937491" calcext:value-type="float">
            <text:p>9.937491</text:p>
          </table:table-cell>
          <table:table-cell office:value-type="float" office:value="10.140636" calcext:value-type="float">
            <text:p>10.140636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7.775626" calcext:value-type="float">
            <text:p>7.775626</text:p>
          </table:table-cell>
          <table:table-cell office:value-type="float" office:value="6.272884" calcext:value-type="float">
            <text:p>6.27288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4.332582" calcext:value-type="float">
            <text:p>4.332582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8906" calcext:value-type="float">
            <text:p>0.008906</text:p>
          </table:table-cell>
          <table:table-cell office:value-type="float" office:value="10.356506" calcext:value-type="float">
            <text:p>10.356506</text:p>
          </table:table-cell>
          <table:table-cell office:value-type="float" office:value="10.564962" calcext:value-type="float">
            <text:p>10.564962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8.283954" calcext:value-type="float">
            <text:p>8.283954</text:p>
          </table:table-cell>
          <table:table-cell office:value-type="float" office:value="6.739696" calcext:value-type="float">
            <text:p>6.73969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4.586988" calcext:value-type="float">
            <text:p>4.586988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10.944079" calcext:value-type="float">
            <text:p>10.944079</text:p>
          </table:table-cell>
          <table:table-cell office:value-type="float" office:value="11.176934" calcext:value-type="float">
            <text:p>11.176934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8.682455" calcext:value-type="float">
            <text:p>8.682455</text:p>
          </table:table-cell>
          <table:table-cell office:value-type="float" office:value="6.949007" calcext:value-type="float">
            <text:p>6.949007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5108" calcext:value-type="float">
            <text:p>0.005108</text:p>
          </table:table-cell>
          <table:table-cell office:value-type="float" office:value="4.794977" calcext:value-type="float">
            <text:p>4.79497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11.52592" calcext:value-type="float">
            <text:p>11.52592</text:p>
          </table:table-cell>
          <table:table-cell office:value-type="float" office:value="11.654709" calcext:value-type="float">
            <text:p>11.654709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8.931597" calcext:value-type="float">
            <text:p>8.931597</text:p>
          </table:table-cell>
          <table:table-cell office:value-type="float" office:value="7.204966" calcext:value-type="float">
            <text:p>7.20496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5.00866" calcext:value-type="float">
            <text:p>5.0086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9713" calcext:value-type="float">
            <text:p>0.009713</text:p>
          </table:table-cell>
          <table:table-cell office:value-type="float" office:value="12.003505" calcext:value-type="float">
            <text:p>12.003505</text:p>
          </table:table-cell>
          <table:table-cell office:value-type="float" office:value="12.413534" calcext:value-type="float">
            <text:p>12.413534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9.390633" calcext:value-type="float">
            <text:p>9.390633</text:p>
          </table:table-cell>
          <table:table-cell office:value-type="float" office:value="7.491826" calcext:value-type="float">
            <text:p>7.49182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5.162577" calcext:value-type="float">
            <text:p>5.16257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9651" calcext:value-type="float">
            <text:p>0.009651</text:p>
          </table:table-cell>
          <table:table-cell office:value-type="float" office:value="12.424963" calcext:value-type="float">
            <text:p>12.424963</text:p>
          </table:table-cell>
          <table:table-cell office:value-type="float" office:value="12.748058" calcext:value-type="float">
            <text:p>12.748058</text:p>
          </table:table-cell>
          <table:table-cell office:value-type="float" office:value="0.005401" calcext:value-type="float">
            <text:p>0.005401</text:p>
          </table:table-cell>
          <table:table-cell office:value-type="float" office:value="9.845923" calcext:value-type="float">
            <text:p>9.845923</text:p>
          </table:table-cell>
          <table:table-cell office:value-type="float" office:value="7.933476" calcext:value-type="float">
            <text:p>7.933476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6824" calcext:value-type="float">
            <text:p>0.006824</text:p>
          </table:table-cell>
          <table:table-cell office:value-type="float" office:value="5.395789" calcext:value-type="float">
            <text:p>5.39578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12.972192" calcext:value-type="float">
            <text:p>12.972192</text:p>
          </table:table-cell>
          <table:table-cell office:value-type="float" office:value="13.295049" calcext:value-type="float">
            <text:p>13.295049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10.195917" calcext:value-type="float">
            <text:p>10.195917</text:p>
          </table:table-cell>
          <table:table-cell office:value-type="float" office:value="8.168281" calcext:value-type="float">
            <text:p>8.1682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5.644363" calcext:value-type="float">
            <text:p>5.644363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13.621124" calcext:value-type="float">
            <text:p>13.621124</text:p>
          </table:table-cell>
          <table:table-cell office:value-type="float" office:value="13.845642" calcext:value-type="float">
            <text:p>13.845642</text:p>
          </table:table-cell>
          <table:table-cell office:value-type="float" office:value="0.005566" calcext:value-type="float">
            <text:p>0.005566</text:p>
          </table:table-cell>
          <table:table-cell office:value-type="float" office:value="10.603388" calcext:value-type="float">
            <text:p>10.603388</text:p>
          </table:table-cell>
          <table:table-cell office:value-type="float" office:value="8.523527" calcext:value-type="float">
            <text:p>8.523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2:27:18.675133153</dc:date>
    <meta:editing-duration>PT7M17S</meta:editing-duration>
    <meta:editing-cycles>2</meta:editing-cycles>
    <meta:generator>LibreOffice/5.1.6.2$Linux_x86 LibreOffice_project/10m0$Build-2</meta:generator>
    <meta:document-statistic meta:table-count="1" meta:cell-count="5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39cm" svg:y="3.703cm" style:legend-expansion="high" chart:style-name="ch2"/>
        <chart:plot-area chart:style-name="ch3" table:cell-range-address="statistics.A1:statistics.A52 statistics.B2:statistics.D52" chart:data-source-has-labels="both" svg:x="0.32cm" svg:y="0.18cm" svg:width="10.2cm" svg:height="8.64cm">
          <chartooo:coordinate-region svg:x="0.855cm" svg:y="0.18cm" svg:width="9.665cm" svg:height="7.256cm"/>
          <chart:axis chart:dimension="x" chart:name="primary-x" chart:style-name="ch4" chartooo:axis-type="auto">
            <chartooo:date-scale/>
            <chart:categories table:cell-range-address="statistics.A3:statistics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istics.B3:statistics.B52" chart:label-cell-address="statistics.B2:statistics.B2" chart:class="chart:line">
            <chart:data-point chart:repeated="50"/>
          </chart:series>
          <chart:series chart:style-name="ch8" chart:values-cell-range-address="statistics.C3:statistics.C52" chart:label-cell-address="statistics.C2:statistics.C2" chart:class="chart:line">
            <chart:data-point chart:repeated="50"/>
          </chart:series>
          <chart:series chart:style-name="ch9" chart:values-cell-range-address="statistics.D3:statistics.D52" chart:label-cell-address="statistics.D2:statistics.D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tatistics.B2:statistics.B2</svg:desc>
                </draw:g>
              </table:table-cell>
              <table:table-cell office:value-type="string">
                <text:p>Bubble sort</text:p>
                <draw:g>
                  <svg:desc>statistics.C2:statistics.C2</svg:desc>
                </draw:g>
              </table:table-cell>
              <table:table-cell office:value-type="string">
                <text:p>Flagged bubble sort</text:p>
                <draw:g>
                  <svg:desc>statistics.D2:statistic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atistics.A3:statistics.A52</svg:desc>
                </draw:g>
              </table:table-cell>
              <table:table-cell office:value-type="float" office:value="0.000021">
                <text:p>0.000021</text:p>
                <draw:g>
                  <svg:desc>statistics.B3:statistics.B52</svg:desc>
                </draw:g>
              </table:table-cell>
              <table:table-cell office:value-type="float" office:value="0.000057">
                <text:p>0.000057</text:p>
                <draw:g>
                  <svg:desc>statistics.C3:statistics.C52</svg:desc>
                </draw:g>
              </table:table-cell>
              <table:table-cell office:value-type="float" office:value="0.000003">
                <text:p>0.000003</text:p>
                <draw:g>
                  <svg:desc>statistics.D3:statistics.D5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427">
                <text:p>0.000427</text:p>
              </table:table-cell>
              <table:table-cell office:value-type="float" office:value="0.01563">
                <text:p>0.0156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262">
                <text:p>0.000262</text:p>
              </table:table-cell>
              <table:table-cell office:value-type="float" office:value="0.020304">
                <text:p>0.02030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355">
                <text:p>0.000355</text:p>
              </table:table-cell>
              <table:table-cell office:value-type="float" office:value="0.035779">
                <text:p>0.035779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458">
                <text:p>0.000458</text:p>
              </table:table-cell>
              <table:table-cell office:value-type="float" office:value="0.056006">
                <text:p>0.05600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556">
                <text:p>0.000556</text:p>
              </table:table-cell>
              <table:table-cell office:value-type="float" office:value="0.084677">
                <text:p>0.084677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66">
                <text:p>0.00066</text:p>
              </table:table-cell>
              <table:table-cell office:value-type="float" office:value="0.110774">
                <text:p>0.110774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782">
                <text:p>0.000782</text:p>
              </table:table-cell>
              <table:table-cell office:value-type="float" office:value="0.144023">
                <text:p>0.14402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883">
                <text:p>0.000883</text:p>
              </table:table-cell>
              <table:table-cell office:value-type="float" office:value="0.182095">
                <text:p>0.18209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975">
                <text:p>0.000975</text:p>
              </table:table-cell>
              <table:table-cell office:value-type="float" office:value="0.224702">
                <text:p>0.22470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1101">
                <text:p>0.001101</text:p>
              </table:table-cell>
              <table:table-cell office:value-type="float" office:value="0.270727">
                <text:p>0.270727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1179">
                <text:p>0.001179</text:p>
              </table:table-cell>
              <table:table-cell office:value-type="float" office:value="0.322223">
                <text:p>0.322223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1302">
                <text:p>0.001302</text:p>
              </table:table-cell>
              <table:table-cell office:value-type="float" office:value="0.378445">
                <text:p>0.37844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1392">
                <text:p>0.001392</text:p>
              </table:table-cell>
              <table:table-cell office:value-type="float" office:value="0.438636">
                <text:p>0.438636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1502">
                <text:p>0.001502</text:p>
              </table:table-cell>
              <table:table-cell office:value-type="float" office:value="0.503547">
                <text:p>0.503547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16">
                <text:p>0.0016</text:p>
              </table:table-cell>
              <table:table-cell office:value-type="float" office:value="0.577444">
                <text:p>0.577444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1721">
                <text:p>0.001721</text:p>
              </table:table-cell>
              <table:table-cell office:value-type="float" office:value="0.649388">
                <text:p>0.649388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1843">
                <text:p>0.001843</text:p>
              </table:table-cell>
              <table:table-cell office:value-type="float" office:value="0.729212">
                <text:p>0.729212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1948">
                <text:p>0.001948</text:p>
              </table:table-cell>
              <table:table-cell office:value-type="float" office:value="0.808894">
                <text:p>0.808894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2068">
                <text:p>0.002068</text:p>
              </table:table-cell>
              <table:table-cell office:value-type="float" office:value="0.90967">
                <text:p>0.9096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2183">
                <text:p>0.002183</text:p>
              </table:table-cell>
              <table:table-cell office:value-type="float" office:value="1.004242">
                <text:p>1.00424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2295">
                <text:p>0.002295</text:p>
              </table:table-cell>
              <table:table-cell office:value-type="float" office:value="1.099715">
                <text:p>1.09971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2407">
                <text:p>0.002407</text:p>
              </table:table-cell>
              <table:table-cell office:value-type="float" office:value="1.184713">
                <text:p>1.18471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2511">
                <text:p>0.002511</text:p>
              </table:table-cell>
              <table:table-cell office:value-type="float" office:value="1.287959">
                <text:p>1.28795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2624">
                <text:p>0.002624</text:p>
              </table:table-cell>
              <table:table-cell office:value-type="float" office:value="1.401323">
                <text:p>1.40132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2746">
                <text:p>0.002746</text:p>
              </table:table-cell>
              <table:table-cell office:value-type="float" office:value="1.526917">
                <text:p>1.52691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2858">
                <text:p>0.002858</text:p>
              </table:table-cell>
              <table:table-cell office:value-type="float" office:value="1.644772">
                <text:p>1.64477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02975">
                <text:p>0.002975</text:p>
              </table:table-cell>
              <table:table-cell office:value-type="float" office:value="1.769177">
                <text:p>1.76917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0481">
                <text:p>0.00481</text:p>
              </table:table-cell>
              <table:table-cell office:value-type="float" office:value="1.912695">
                <text:p>1.91269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3226">
                <text:p>0.003226</text:p>
              </table:table-cell>
              <table:table-cell office:value-type="float" office:value="2.031718">
                <text:p>2.03171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0333">
                <text:p>0.00333</text:p>
              </table:table-cell>
              <table:table-cell office:value-type="float" office:value="2.16499">
                <text:p>2.1649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3439">
                <text:p>0.003439</text:p>
              </table:table-cell>
              <table:table-cell office:value-type="float" office:value="2.294148">
                <text:p>2.29414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03547">
                <text:p>0.003547</text:p>
              </table:table-cell>
              <table:table-cell office:value-type="float" office:value="2.434747">
                <text:p>2.434747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03775">
                <text:p>0.003775</text:p>
              </table:table-cell>
              <table:table-cell office:value-type="float" office:value="2.598942">
                <text:p>2.598942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3913">
                <text:p>0.003913</text:p>
              </table:table-cell>
              <table:table-cell office:value-type="float" office:value="2.759084">
                <text:p>2.759084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05818">
                <text:p>0.005818</text:p>
              </table:table-cell>
              <table:table-cell office:value-type="float" office:value="3.506766">
                <text:p>3.506766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0402">
                <text:p>0.00402</text:p>
              </table:table-cell>
              <table:table-cell office:value-type="float" office:value="3.078014">
                <text:p>3.078014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04153">
                <text:p>0.004153</text:p>
              </table:table-cell>
              <table:table-cell office:value-type="float" office:value="3.240677">
                <text:p>3.240677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04561">
                <text:p>0.004561</text:p>
              </table:table-cell>
              <table:table-cell office:value-type="float" office:value="3.415596">
                <text:p>3.415596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4391">
                <text:p>0.004391</text:p>
              </table:table-cell>
              <table:table-cell office:value-type="float" office:value="3.631591">
                <text:p>3.631591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04504">
                <text:p>0.004504</text:p>
              </table:table-cell>
              <table:table-cell office:value-type="float" office:value="3.823459">
                <text:p>3.823459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04656">
                <text:p>0.004656</text:p>
              </table:table-cell>
              <table:table-cell office:value-type="float" office:value="3.977532">
                <text:p>3.977532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0468">
                <text:p>0.00468</text:p>
              </table:table-cell>
              <table:table-cell office:value-type="float" office:value="4.154098">
                <text:p>4.154098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04867">
                <text:p>0.004867</text:p>
              </table:table-cell>
              <table:table-cell office:value-type="float" office:value="4.332582">
                <text:p>4.332582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4969">
                <text:p>0.004969</text:p>
              </table:table-cell>
              <table:table-cell office:value-type="float" office:value="4.586988">
                <text:p>4.586988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05108">
                <text:p>0.005108</text:p>
              </table:table-cell>
              <table:table-cell office:value-type="float" office:value="4.794977">
                <text:p>4.794977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05229">
                <text:p>0.005229</text:p>
              </table:table-cell>
              <table:table-cell office:value-type="float" office:value="5.00866">
                <text:p>5.00866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5331">
                <text:p>0.005331</text:p>
              </table:table-cell>
              <table:table-cell office:value-type="float" office:value="5.162577">
                <text:p>5.162577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06824">
                <text:p>0.006824</text:p>
              </table:table-cell>
              <table:table-cell office:value-type="float" office:value="5.395789">
                <text:p>5.395789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555">
                <text:p>0.00555</text:p>
              </table:table-cell>
              <table:table-cell office:value-type="float" office:value="5.644363">
                <text:p>5.644363</text:p>
              </table:table-cell>
              <table:table-cell office:value-type="float" office:value="0.000234">
                <text:p>0.000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0.839cm" svg:y="3.703cm" style:legend-expansion="high" chart:style-name="ch2"/>
        <chart:plot-area chart:style-name="ch3" table:cell-range-address="statistics.A2:statistics.A52 statistics.E2:statistics.G52" chart:data-source-has-labels="both" svg:x="0.32cm" svg:y="0.18cm" svg:width="10.2cm" svg:height="8.64cm">
          <chartooo:coordinate-region svg:x="0.756cm" svg:y="0.379cm" svg:width="9.114cm" svg:height="7.794cm"/>
          <chart:axis chart:dimension="x" chart:name="primary-x" chart:style-name="ch4" chartooo:axis-type="auto">
            <chart:categories table:cell-range-address="statistics.A3:statistics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istics.E3:statistics.E52" chart:label-cell-address="statistics.E2:statistics.E2" chart:class="chart:scatter">
            <chart:domain table:cell-range-address="statistics.A3:statistics.A52"/>
            <chart:data-point chart:repeated="50"/>
          </chart:series>
          <chart:series chart:style-name="ch8" chart:values-cell-range-address="statistics.G3:statistics.G52" chart:label-cell-address="statistics.G2:statistics.G2" chart:class="chart:scatter">
            <chart:data-point chart:repeated="50"/>
          </chart:series>
          <chart:series chart:style-name="ch9" chart:values-cell-range-address="statistics.F3:statistics.F52" chart:label-cell-address="statistics.F2:statistics.F2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tatistics.E2:statistics.E2</svg:desc>
                </draw:g>
              </table:table-cell>
              <table:table-cell office:value-type="string">
                <text:p>Flagged bubble sort</text:p>
                <draw:g>
                  <svg:desc>statistics.G2:statistics.G2</svg:desc>
                </draw:g>
              </table:table-cell>
              <table:table-cell office:value-type="string">
                <text:p>Bubble sort</text:p>
                <draw:g>
                  <svg:desc>statistics.F2:statistics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atistics.A3:statistics.A52</svg:desc>
                </draw:g>
              </table:table-cell>
              <table:table-cell office:value-type="float" office:value="0.000031">
                <text:p>0.000031</text:p>
                <draw:g>
                  <svg:desc>statistics.E3:statistics.E52</svg:desc>
                </draw:g>
              </table:table-cell>
              <table:table-cell office:value-type="float" office:value="0.000108">
                <text:p>0.000108</text:p>
                <draw:g>
                  <svg:desc>statistics.G3:statistics.G52</svg:desc>
                </draw:g>
              </table:table-cell>
              <table:table-cell office:value-type="float" office:value="0.000106">
                <text:p>0.000106</text:p>
                <draw:g>
                  <svg:desc>statistics.F3:statistics.F5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351">
                <text:p>0.000351</text:p>
              </table:table-cell>
              <table:table-cell office:value-type="float" office:value="0.014998">
                <text:p>0.014998</text:p>
              </table:table-cell>
              <table:table-cell office:value-type="float" office:value="0.014908">
                <text:p>0.01490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528">
                <text:p>0.000528</text:p>
              </table:table-cell>
              <table:table-cell office:value-type="float" office:value="0.034935">
                <text:p>0.034935</text:p>
              </table:table-cell>
              <table:table-cell office:value-type="float" office:value="0.034703">
                <text:p>0.0347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714">
                <text:p>0.000714</text:p>
              </table:table-cell>
              <table:table-cell office:value-type="float" office:value="0.064291">
                <text:p>0.064291</text:p>
              </table:table-cell>
              <table:table-cell office:value-type="float" office:value="0.063563">
                <text:p>0.0635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912">
                <text:p>0.000912</text:p>
              </table:table-cell>
              <table:table-cell office:value-type="float" office:value="0.107052">
                <text:p>0.107052</text:p>
              </table:table-cell>
              <table:table-cell office:value-type="float" office:value="0.106244">
                <text:p>0.10624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123">
                <text:p>0.00123</text:p>
              </table:table-cell>
              <table:table-cell office:value-type="float" office:value="0.159599">
                <text:p>0.159599</text:p>
              </table:table-cell>
              <table:table-cell office:value-type="float" office:value="0.161572">
                <text:p>0.16157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1365">
                <text:p>0.001365</text:p>
              </table:table-cell>
              <table:table-cell office:value-type="float" office:value="0.230634">
                <text:p>0.230634</text:p>
              </table:table-cell>
              <table:table-cell office:value-type="float" office:value="0.227711">
                <text:p>0.22771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1492">
                <text:p>0.001492</text:p>
              </table:table-cell>
              <table:table-cell office:value-type="float" office:value="0.305487">
                <text:p>0.305487</text:p>
              </table:table-cell>
              <table:table-cell office:value-type="float" office:value="0.300677">
                <text:p>0.30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1683">
                <text:p>0.001683</text:p>
              </table:table-cell>
              <table:table-cell office:value-type="float" office:value="0.391041">
                <text:p>0.391041</text:p>
              </table:table-cell>
              <table:table-cell office:value-type="float" office:value="0.385578">
                <text:p>0.3855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96">
                <text:p>0.00196</text:p>
              </table:table-cell>
              <table:table-cell office:value-type="float" office:value="0.49602">
                <text:p>0.49602</text:p>
              </table:table-cell>
              <table:table-cell office:value-type="float" office:value="0.487221">
                <text:p>0.48722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2106">
                <text:p>0.002106</text:p>
              </table:table-cell>
              <table:table-cell office:value-type="float" office:value="0.602797">
                <text:p>0.602797</text:p>
              </table:table-cell>
              <table:table-cell office:value-type="float" office:value="0.592436">
                <text:p>0.59243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2254">
                <text:p>0.002254</text:p>
              </table:table-cell>
              <table:table-cell office:value-type="float" office:value="0.727909">
                <text:p>0.727909</text:p>
              </table:table-cell>
              <table:table-cell office:value-type="float" office:value="0.721545">
                <text:p>0.72154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2477">
                <text:p>0.002477</text:p>
              </table:table-cell>
              <table:table-cell office:value-type="float" office:value="0.864297">
                <text:p>0.864297</text:p>
              </table:table-cell>
              <table:table-cell office:value-type="float" office:value="0.846601">
                <text:p>0.84660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2659">
                <text:p>0.002659</text:p>
              </table:table-cell>
              <table:table-cell office:value-type="float" office:value="1.010824">
                <text:p>1.010824</text:p>
              </table:table-cell>
              <table:table-cell office:value-type="float" office:value="0.992857">
                <text:p>0.99285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2885">
                <text:p>0.002885</text:p>
              </table:table-cell>
              <table:table-cell office:value-type="float" office:value="1.166523">
                <text:p>1.166523</text:p>
              </table:table-cell>
              <table:table-cell office:value-type="float" office:value="1.145322">
                <text:p>1.14532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3096">
                <text:p>0.003096</text:p>
              </table:table-cell>
              <table:table-cell office:value-type="float" office:value="1.333172">
                <text:p>1.333172</text:p>
              </table:table-cell>
              <table:table-cell office:value-type="float" office:value="1.306651">
                <text:p>1.30665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3275">
                <text:p>0.003275</text:p>
              </table:table-cell>
              <table:table-cell office:value-type="float" office:value="1.518454">
                <text:p>1.518454</text:p>
              </table:table-cell>
              <table:table-cell office:value-type="float" office:value="1.488106">
                <text:p>1.48810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3493">
                <text:p>0.003493</text:p>
              </table:table-cell>
              <table:table-cell office:value-type="float" office:value="1.692946">
                <text:p>1.692946</text:p>
              </table:table-cell>
              <table:table-cell office:value-type="float" office:value="1.665149">
                <text:p>1.66514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3679">
                <text:p>0.003679</text:p>
              </table:table-cell>
              <table:table-cell office:value-type="float" office:value="1.912655">
                <text:p>1.912655</text:p>
              </table:table-cell>
              <table:table-cell office:value-type="float" office:value="1.878277">
                <text:p>1.87827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3866">
                <text:p>0.003866</text:p>
              </table:table-cell>
              <table:table-cell office:value-type="float" office:value="2.128715">
                <text:p>2.128715</text:p>
              </table:table-cell>
              <table:table-cell office:value-type="float" office:value="2.084826">
                <text:p>2.08482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4074">
                <text:p>0.004074</text:p>
              </table:table-cell>
              <table:table-cell office:value-type="float" office:value="2.367501">
                <text:p>2.367501</text:p>
              </table:table-cell>
              <table:table-cell office:value-type="float" office:value="2.311683">
                <text:p>2.31168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4306">
                <text:p>0.004306</text:p>
              </table:table-cell>
              <table:table-cell office:value-type="float" office:value="2.623441">
                <text:p>2.623441</text:p>
              </table:table-cell>
              <table:table-cell office:value-type="float" office:value="2.53616">
                <text:p>2.5361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4485">
                <text:p>0.004485</text:p>
              </table:table-cell>
              <table:table-cell office:value-type="float" office:value="2.823215">
                <text:p>2.823215</text:p>
              </table:table-cell>
              <table:table-cell office:value-type="float" office:value="2.769388">
                <text:p>2.76938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4681">
                <text:p>0.004681</text:p>
              </table:table-cell>
              <table:table-cell office:value-type="float" office:value="3.074567">
                <text:p>3.074567</text:p>
              </table:table-cell>
              <table:table-cell office:value-type="float" office:value="2.999945">
                <text:p>2.99994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4906">
                <text:p>0.004906</text:p>
              </table:table-cell>
              <table:table-cell office:value-type="float" office:value="3.342791">
                <text:p>3.342791</text:p>
              </table:table-cell>
              <table:table-cell office:value-type="float" office:value="3.276674">
                <text:p>3.27667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5137">
                <text:p>0.005137</text:p>
              </table:table-cell>
              <table:table-cell office:value-type="float" office:value="3.643374">
                <text:p>3.643374</text:p>
              </table:table-cell>
              <table:table-cell office:value-type="float" office:value="3.578168">
                <text:p>3.57816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5317">
                <text:p>0.005317</text:p>
              </table:table-cell>
              <table:table-cell office:value-type="float" office:value="3.919382">
                <text:p>3.919382</text:p>
              </table:table-cell>
              <table:table-cell office:value-type="float" office:value="3.863106">
                <text:p>3.86310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05503">
                <text:p>0.005503</text:p>
              </table:table-cell>
              <table:table-cell office:value-type="float" office:value="4.279504">
                <text:p>4.279504</text:p>
              </table:table-cell>
              <table:table-cell office:value-type="float" office:value="4.16156">
                <text:p>4.1615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05688">
                <text:p>0.005688</text:p>
              </table:table-cell>
              <table:table-cell office:value-type="float" office:value="4.551687">
                <text:p>4.551687</text:p>
              </table:table-cell>
              <table:table-cell office:value-type="float" office:value="4.456695">
                <text:p>4.45669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5983">
                <text:p>0.005983</text:p>
              </table:table-cell>
              <table:table-cell office:value-type="float" office:value="4.906144">
                <text:p>4.906144</text:p>
              </table:table-cell>
              <table:table-cell office:value-type="float" office:value="4.817999">
                <text:p>4.81799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06176">
                <text:p>0.006176</text:p>
              </table:table-cell>
              <table:table-cell office:value-type="float" office:value="5.239294">
                <text:p>5.239294</text:p>
              </table:table-cell>
              <table:table-cell office:value-type="float" office:value="5.106767">
                <text:p>5.10676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636">
                <text:p>0.00636</text:p>
              </table:table-cell>
              <table:table-cell office:value-type="float" office:value="5.553657">
                <text:p>5.553657</text:p>
              </table:table-cell>
              <table:table-cell office:value-type="float" office:value="5.449196">
                <text:p>5.44919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066">
                <text:p>0.0066</text:p>
              </table:table-cell>
              <table:table-cell office:value-type="float" office:value="5.899141">
                <text:p>5.899141</text:p>
              </table:table-cell>
              <table:table-cell office:value-type="float" office:value="5.772966">
                <text:p>5.77296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06752">
                <text:p>0.006752</text:p>
              </table:table-cell>
              <table:table-cell office:value-type="float" office:value="6.266996">
                <text:p>6.266996</text:p>
              </table:table-cell>
              <table:table-cell office:value-type="float" office:value="6.146273">
                <text:p>6.14627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007">
                <text:p>0.007007</text:p>
              </table:table-cell>
              <table:table-cell office:value-type="float" office:value="6.998094">
                <text:p>6.998094</text:p>
              </table:table-cell>
              <table:table-cell office:value-type="float" office:value="6.618772">
                <text:p>6.61877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07893">
                <text:p>0.007893</text:p>
              </table:table-cell>
              <table:table-cell office:value-type="float" office:value="7.103906">
                <text:p>7.103906</text:p>
              </table:table-cell>
              <table:table-cell office:value-type="float" office:value="7.167429">
                <text:p>7.16742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07334">
                <text:p>0.007334</text:p>
              </table:table-cell>
              <table:table-cell office:value-type="float" office:value="7.501199">
                <text:p>7.501199</text:p>
              </table:table-cell>
              <table:table-cell office:value-type="float" office:value="7.337721">
                <text:p>7.33772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07583">
                <text:p>0.007583</text:p>
              </table:table-cell>
              <table:table-cell office:value-type="float" office:value="7.914362">
                <text:p>7.914362</text:p>
              </table:table-cell>
              <table:table-cell office:value-type="float" office:value="7.724112">
                <text:p>7.72411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07808">
                <text:p>0.007808</text:p>
              </table:table-cell>
              <table:table-cell office:value-type="float" office:value="8.302298">
                <text:p>8.302298</text:p>
              </table:table-cell>
              <table:table-cell office:value-type="float" office:value="8.152361">
                <text:p>8.1523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7966">
                <text:p>0.007966</text:p>
              </table:table-cell>
              <table:table-cell office:value-type="float" office:value="8.739087">
                <text:p>8.739087</text:p>
              </table:table-cell>
              <table:table-cell office:value-type="float" office:value="8.551498">
                <text:p>8.55149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08185">
                <text:p>0.008185</text:p>
              </table:table-cell>
              <table:table-cell office:value-type="float" office:value="9.236264">
                <text:p>9.236264</text:p>
              </table:table-cell>
              <table:table-cell office:value-type="float" office:value="9.102684">
                <text:p>9.10268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08421">
                <text:p>0.008421</text:p>
              </table:table-cell>
              <table:table-cell office:value-type="float" office:value="9.667302">
                <text:p>9.667302</text:p>
              </table:table-cell>
              <table:table-cell office:value-type="float" office:value="9.483344">
                <text:p>9.48334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0869">
                <text:p>0.00869</text:p>
              </table:table-cell>
              <table:table-cell office:value-type="float" office:value="10.140636">
                <text:p>10.140636</text:p>
              </table:table-cell>
              <table:table-cell office:value-type="float" office:value="9.937491">
                <text:p>9.93749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08906">
                <text:p>0.008906</text:p>
              </table:table-cell>
              <table:table-cell office:value-type="float" office:value="10.564962">
                <text:p>10.564962</text:p>
              </table:table-cell>
              <table:table-cell office:value-type="float" office:value="10.356506">
                <text:p>10.35650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9063">
                <text:p>0.009063</text:p>
              </table:table-cell>
              <table:table-cell office:value-type="float" office:value="11.176934">
                <text:p>11.176934</text:p>
              </table:table-cell>
              <table:table-cell office:value-type="float" office:value="10.944079">
                <text:p>10.94407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09296">
                <text:p>0.009296</text:p>
              </table:table-cell>
              <table:table-cell office:value-type="float" office:value="11.654709">
                <text:p>11.654709</text:p>
              </table:table-cell>
              <table:table-cell office:value-type="float" office:value="11.52592">
                <text:p>11.5259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09713">
                <text:p>0.009713</text:p>
              </table:table-cell>
              <table:table-cell office:value-type="float" office:value="12.413534">
                <text:p>12.413534</text:p>
              </table:table-cell>
              <table:table-cell office:value-type="float" office:value="12.003505">
                <text:p>12.00350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9651">
                <text:p>0.009651</text:p>
              </table:table-cell>
              <table:table-cell office:value-type="float" office:value="12.748058">
                <text:p>12.748058</text:p>
              </table:table-cell>
              <table:table-cell office:value-type="float" office:value="12.424963">
                <text:p>12.42496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09826">
                <text:p>0.009826</text:p>
              </table:table-cell>
              <table:table-cell office:value-type="float" office:value="13.295049">
                <text:p>13.295049</text:p>
              </table:table-cell>
              <table:table-cell office:value-type="float" office:value="12.972192">
                <text:p>12.97219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044">
                <text:p>0.010044</text:p>
              </table:table-cell>
              <table:table-cell office:value-type="float" office:value="13.845642">
                <text:p>13.845642</text:p>
              </table:table-cell>
              <table:table-cell office:value-type="float" office:value="13.621124">
                <text:p>13.621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39cm" svg:y="3.703cm" style:legend-expansion="high" chart:style-name="ch2"/>
        <chart:plot-area chart:style-name="ch3" table:cell-range-address="statistics.A2:statistics.A52 statistics.H2:statistics.J52" chart:data-source-has-labels="both" svg:x="0.32cm" svg:y="0.18cm" svg:width="11cm" svg:height="8.64cm">
          <chartooo:coordinate-region svg:x="0.756cm" svg:y="0.379cm" svg:width="9.915cm" svg:height="7.794cm"/>
          <chart:axis chart:dimension="x" chart:name="primary-x" chart:style-name="ch4" chartooo:axis-type="auto">
            <chart:categories table:cell-range-address="statistics.A3:statistics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istics.H3:statistics.H52" chart:label-cell-address="statistics.H2:statistics.H2" chart:class="chart:scatter">
            <chart:domain table:cell-range-address="statistics.A3:statistics.A52"/>
            <chart:data-point chart:repeated="50"/>
          </chart:series>
          <chart:series chart:style-name="ch8" chart:values-cell-range-address="statistics.I3:statistics.I52" chart:label-cell-address="statistics.I2:statistics.I2" chart:class="chart:scatter">
            <chart:data-point chart:repeated="50"/>
          </chart:series>
          <chart:series chart:style-name="ch9" chart:values-cell-range-address="statistics.J3:statistics.J52" chart:label-cell-address="statistics.J2:statistics.J2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tatistics.H2:statistics.H2</svg:desc>
                </draw:g>
              </table:table-cell>
              <table:table-cell office:value-type="string">
                <text:p>Bubble sort</text:p>
                <draw:g>
                  <svg:desc>statistics.I2:statistics.I2</svg:desc>
                </draw:g>
              </table:table-cell>
              <table:table-cell office:value-type="string">
                <text:p>Flagged bubble sort</text:p>
                <draw:g>
                  <svg:desc>statistics.J2:statistics.J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atistics.A3:statistics.A52</svg:desc>
                </draw:g>
              </table:table-cell>
              <table:table-cell office:value-type="float" office:value="0.000018">
                <text:p>0.000018</text:p>
                <draw:g>
                  <svg:desc>statistics.H3:statistics.H52</svg:desc>
                </draw:g>
              </table:table-cell>
              <table:table-cell office:value-type="float" office:value="0.0001">
                <text:p>0.0001</text:p>
                <draw:g>
                  <svg:desc>statistics.I3:statistics.I52</svg:desc>
                </draw:g>
              </table:table-cell>
              <table:table-cell office:value-type="float" office:value="0.000102">
                <text:p>0.000102</text:p>
                <draw:g>
                  <svg:desc>statistics.J3:statistics.J5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173">
                <text:p>0.000173</text:p>
              </table:table-cell>
              <table:table-cell office:value-type="float" office:value="0.016751">
                <text:p>0.016751</text:p>
              </table:table-cell>
              <table:table-cell office:value-type="float" office:value="0.013592">
                <text:p>0.0135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268">
                <text:p>0.000268</text:p>
              </table:table-cell>
              <table:table-cell office:value-type="float" office:value="0.037759">
                <text:p>0.037759</text:p>
              </table:table-cell>
              <table:table-cell office:value-type="float" office:value="0.030708">
                <text:p>0.03070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367">
                <text:p>0.000367</text:p>
              </table:table-cell>
              <table:table-cell office:value-type="float" office:value="0.067163">
                <text:p>0.067163</text:p>
              </table:table-cell>
              <table:table-cell office:value-type="float" office:value="0.054431">
                <text:p>0.05443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473">
                <text:p>0.000473</text:p>
              </table:table-cell>
              <table:table-cell office:value-type="float" office:value="0.105723">
                <text:p>0.105723</text:p>
              </table:table-cell>
              <table:table-cell office:value-type="float" office:value="0.086836">
                <text:p>0.0868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57">
                <text:p>0.00057</text:p>
              </table:table-cell>
              <table:table-cell office:value-type="float" office:value="0.151613">
                <text:p>0.151613</text:p>
              </table:table-cell>
              <table:table-cell office:value-type="float" office:value="0.122625">
                <text:p>0.1226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678">
                <text:p>0.000678</text:p>
              </table:table-cell>
              <table:table-cell office:value-type="float" office:value="0.206107">
                <text:p>0.206107</text:p>
              </table:table-cell>
              <table:table-cell office:value-type="float" office:value="0.166394">
                <text:p>0.16639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782">
                <text:p>0.000782</text:p>
              </table:table-cell>
              <table:table-cell office:value-type="float" office:value="0.268589">
                <text:p>0.268589</text:p>
              </table:table-cell>
              <table:table-cell office:value-type="float" office:value="0.217048">
                <text:p>0.21704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931">
                <text:p>0.000931</text:p>
              </table:table-cell>
              <table:table-cell office:value-type="float" office:value="0.340598">
                <text:p>0.340598</text:p>
              </table:table-cell>
              <table:table-cell office:value-type="float" office:value="0.274724">
                <text:p>0.27472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009">
                <text:p>0.001009</text:p>
              </table:table-cell>
              <table:table-cell office:value-type="float" office:value="0.426628">
                <text:p>0.426628</text:p>
              </table:table-cell>
              <table:table-cell office:value-type="float" office:value="0.339193">
                <text:p>0.33919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11">
                <text:p>0.0011</text:p>
              </table:table-cell>
              <table:table-cell office:value-type="float" office:value="0.50843">
                <text:p>0.50843</text:p>
              </table:table-cell>
              <table:table-cell office:value-type="float" office:value="0.411083">
                <text:p>0.4110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1212">
                <text:p>0.001212</text:p>
              </table:table-cell>
              <table:table-cell office:value-type="float" office:value="0.607223">
                <text:p>0.607223</text:p>
              </table:table-cell>
              <table:table-cell office:value-type="float" office:value="0.489777">
                <text:p>0.48977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1334">
                <text:p>0.001334</text:p>
              </table:table-cell>
              <table:table-cell office:value-type="float" office:value="0.713077">
                <text:p>0.713077</text:p>
              </table:table-cell>
              <table:table-cell office:value-type="float" office:value="0.576046">
                <text:p>0.57604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1443">
                <text:p>0.001443</text:p>
              </table:table-cell>
              <table:table-cell office:value-type="float" office:value="0.828301">
                <text:p>0.828301</text:p>
              </table:table-cell>
              <table:table-cell office:value-type="float" office:value="0.671808">
                <text:p>0.67180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1546">
                <text:p>0.001546</text:p>
              </table:table-cell>
              <table:table-cell office:value-type="float" office:value="0.949916">
                <text:p>0.949916</text:p>
              </table:table-cell>
              <table:table-cell office:value-type="float" office:value="0.767992">
                <text:p>0.76799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1653">
                <text:p>0.001653</text:p>
              </table:table-cell>
              <table:table-cell office:value-type="float" office:value="1.087562">
                <text:p>1.087562</text:p>
              </table:table-cell>
              <table:table-cell office:value-type="float" office:value="0.900411">
                <text:p>0.90041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1762">
                <text:p>0.001762</text:p>
              </table:table-cell>
              <table:table-cell office:value-type="float" office:value="1.214121">
                <text:p>1.214121</text:p>
              </table:table-cell>
              <table:table-cell office:value-type="float" office:value="0.983046">
                <text:p>0.98304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1879">
                <text:p>0.001879</text:p>
              </table:table-cell>
              <table:table-cell office:value-type="float" office:value="1.372696">
                <text:p>1.372696</text:p>
              </table:table-cell>
              <table:table-cell office:value-type="float" office:value="1.11072">
                <text:p>1.110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1994">
                <text:p>0.001994</text:p>
              </table:table-cell>
              <table:table-cell office:value-type="float" office:value="1.541808">
                <text:p>1.541808</text:p>
              </table:table-cell>
              <table:table-cell office:value-type="float" office:value="1.238768">
                <text:p>1.2387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2095">
                <text:p>0.002095</text:p>
              </table:table-cell>
              <table:table-cell office:value-type="float" office:value="1.706299">
                <text:p>1.706299</text:p>
              </table:table-cell>
              <table:table-cell office:value-type="float" office:value="1.373847">
                <text:p>1.37384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2216">
                <text:p>0.002216</text:p>
              </table:table-cell>
              <table:table-cell office:value-type="float" office:value="1.876403">
                <text:p>1.876403</text:p>
              </table:table-cell>
              <table:table-cell office:value-type="float" office:value="1.522303">
                <text:p>1.52230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2317">
                <text:p>0.002317</text:p>
              </table:table-cell>
              <table:table-cell office:value-type="float" office:value="2.03763">
                <text:p>2.03763</text:p>
              </table:table-cell>
              <table:table-cell office:value-type="float" office:value="1.645603">
                <text:p>1.64560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2441">
                <text:p>0.002441</text:p>
              </table:table-cell>
              <table:table-cell office:value-type="float" office:value="2.22191">
                <text:p>2.22191</text:p>
              </table:table-cell>
              <table:table-cell office:value-type="float" office:value="1.797036">
                <text:p>1.79703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2559">
                <text:p>0.002559</text:p>
              </table:table-cell>
              <table:table-cell office:value-type="float" office:value="2.439179">
                <text:p>2.439179</text:p>
              </table:table-cell>
              <table:table-cell office:value-type="float" office:value="1.990128">
                <text:p>1.99012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2644">
                <text:p>0.002644</text:p>
              </table:table-cell>
              <table:table-cell office:value-type="float" office:value="2.677728">
                <text:p>2.677728</text:p>
              </table:table-cell>
              <table:table-cell office:value-type="float" office:value="2.139734">
                <text:p>2.13973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2808">
                <text:p>0.002808</text:p>
              </table:table-cell>
              <table:table-cell office:value-type="float" office:value="2.892">
                <text:p>2.892</text:p>
              </table:table-cell>
              <table:table-cell office:value-type="float" office:value="2.313282">
                <text:p>2.31328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2917">
                <text:p>0.002917</text:p>
              </table:table-cell>
              <table:table-cell office:value-type="float" office:value="3.112359">
                <text:p>3.112359</text:p>
              </table:table-cell>
              <table:table-cell office:value-type="float" office:value="2.509366">
                <text:p>2.50936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03028">
                <text:p>0.003028</text:p>
              </table:table-cell>
              <table:table-cell office:value-type="float" office:value="3.343899">
                <text:p>3.343899</text:p>
              </table:table-cell>
              <table:table-cell office:value-type="float" office:value="2.683897">
                <text:p>2.68389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03141">
                <text:p>0.003141</text:p>
              </table:table-cell>
              <table:table-cell office:value-type="float" office:value="3.620263">
                <text:p>3.620263</text:p>
              </table:table-cell>
              <table:table-cell office:value-type="float" office:value="2.880175">
                <text:p>2.8801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3258">
                <text:p>0.003258</text:p>
              </table:table-cell>
              <table:table-cell office:value-type="float" office:value="3.931444">
                <text:p>3.931444</text:p>
              </table:table-cell>
              <table:table-cell office:value-type="float" office:value="3.114337">
                <text:p>3.11433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03349">
                <text:p>0.003349</text:p>
              </table:table-cell>
              <table:table-cell office:value-type="float" office:value="4.129335">
                <text:p>4.129335</text:p>
              </table:table-cell>
              <table:table-cell office:value-type="float" office:value="3.302136">
                <text:p>3.30213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3472">
                <text:p>0.003472</text:p>
              </table:table-cell>
              <table:table-cell office:value-type="float" office:value="4.324072">
                <text:p>4.324072</text:p>
              </table:table-cell>
              <table:table-cell office:value-type="float" office:value="3.481426">
                <text:p>3.48142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03603">
                <text:p>0.003603</text:p>
              </table:table-cell>
              <table:table-cell office:value-type="float" office:value="4.593543">
                <text:p>4.593543</text:p>
              </table:table-cell>
              <table:table-cell office:value-type="float" office:value="3.703514">
                <text:p>3.70351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03713">
                <text:p>0.003713</text:p>
              </table:table-cell>
              <table:table-cell office:value-type="float" office:value="4.857097">
                <text:p>4.857097</text:p>
              </table:table-cell>
              <table:table-cell office:value-type="float" office:value="3.973974">
                <text:p>3.97397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4018">
                <text:p>0.004018</text:p>
              </table:table-cell>
              <table:table-cell office:value-type="float" office:value="6.827837">
                <text:p>6.827837</text:p>
              </table:table-cell>
              <table:table-cell office:value-type="float" office:value="4.969997">
                <text:p>4.96999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03959">
                <text:p>0.003959</text:p>
              </table:table-cell>
              <table:table-cell office:value-type="float" office:value="5.573006">
                <text:p>5.573006</text:p>
              </table:table-cell>
              <table:table-cell office:value-type="float" office:value="4.419009">
                <text:p>4.41900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04049">
                <text:p>0.004049</text:p>
              </table:table-cell>
              <table:table-cell office:value-type="float" office:value="5.862208">
                <text:p>5.862208</text:p>
              </table:table-cell>
              <table:table-cell office:value-type="float" office:value="4.684444">
                <text:p>4.68444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04181">
                <text:p>0.004181</text:p>
              </table:table-cell>
              <table:table-cell office:value-type="float" office:value="6.113566">
                <text:p>6.113566</text:p>
              </table:table-cell>
              <table:table-cell office:value-type="float" office:value="4.930073">
                <text:p>4.93007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04283">
                <text:p>0.004283</text:p>
              </table:table-cell>
              <table:table-cell office:value-type="float" office:value="6.434502">
                <text:p>6.434502</text:p>
              </table:table-cell>
              <table:table-cell office:value-type="float" office:value="6.07008">
                <text:p>6.0700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4716">
                <text:p>0.004716</text:p>
              </table:table-cell>
              <table:table-cell office:value-type="float" office:value="6.805456">
                <text:p>6.805456</text:p>
              </table:table-cell>
              <table:table-cell office:value-type="float" office:value="5.525245">
                <text:p>5.52524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04622">
                <text:p>0.004622</text:p>
              </table:table-cell>
              <table:table-cell office:value-type="float" office:value="7.159821">
                <text:p>7.159821</text:p>
              </table:table-cell>
              <table:table-cell office:value-type="float" office:value="5.732442">
                <text:p>5.73244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04656">
                <text:p>0.004656</text:p>
              </table:table-cell>
              <table:table-cell office:value-type="float" office:value="7.49012">
                <text:p>7.49012</text:p>
              </table:table-cell>
              <table:table-cell office:value-type="float" office:value="6.040259">
                <text:p>6.04025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0477">
                <text:p>0.00477</text:p>
              </table:table-cell>
              <table:table-cell office:value-type="float" office:value="7.775626">
                <text:p>7.775626</text:p>
              </table:table-cell>
              <table:table-cell office:value-type="float" office:value="6.272884">
                <text:p>6.27288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04878">
                <text:p>0.004878</text:p>
              </table:table-cell>
              <table:table-cell office:value-type="float" office:value="8.283954">
                <text:p>8.283954</text:p>
              </table:table-cell>
              <table:table-cell office:value-type="float" office:value="6.739696">
                <text:p>6.73969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4991">
                <text:p>0.004991</text:p>
              </table:table-cell>
              <table:table-cell office:value-type="float" office:value="8.682455">
                <text:p>8.682455</text:p>
              </table:table-cell>
              <table:table-cell office:value-type="float" office:value="6.949007">
                <text:p>6.94900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05171">
                <text:p>0.005171</text:p>
              </table:table-cell>
              <table:table-cell office:value-type="float" office:value="8.931597">
                <text:p>8.931597</text:p>
              </table:table-cell>
              <table:table-cell office:value-type="float" office:value="7.204966">
                <text:p>7.204966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05288">
                <text:p>0.005288</text:p>
              </table:table-cell>
              <table:table-cell office:value-type="float" office:value="9.390633">
                <text:p>9.390633</text:p>
              </table:table-cell>
              <table:table-cell office:value-type="float" office:value="7.491826">
                <text:p>7.491826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05401">
                <text:p>0.005401</text:p>
              </table:table-cell>
              <table:table-cell office:value-type="float" office:value="9.845923">
                <text:p>9.845923</text:p>
              </table:table-cell>
              <table:table-cell office:value-type="float" office:value="7.933476">
                <text:p>7.933476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05437">
                <text:p>0.005437</text:p>
              </table:table-cell>
              <table:table-cell office:value-type="float" office:value="10.195917">
                <text:p>10.195917</text:p>
              </table:table-cell>
              <table:table-cell office:value-type="float" office:value="8.168281">
                <text:p>8.16828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5566">
                <text:p>0.005566</text:p>
              </table:table-cell>
              <table:table-cell office:value-type="float" office:value="10.603388">
                <text:p>10.603388</text:p>
              </table:table-cell>
              <table:table-cell office:value-type="float" office:value="8.523527">
                <text:p>8.5235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